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9pt"/>
    </style:style>
    <style:style style:name="co2" style:family="table-column">
      <style:table-column-properties fo:break-before="auto" style:column-width="736.21pt"/>
    </style:style>
    <style:style style:name="co3" style:family="table-column">
      <style:table-column-properties fo:break-before="auto" style:column-width="331.91pt"/>
    </style:style>
    <style:style style:name="co4" style:family="table-column">
      <style:table-column-properties fo:break-before="auto" style:column-width="431.66pt"/>
    </style:style>
    <style:style style:name="co5" style:family="table-column">
      <style:table-column-properties fo:break-before="auto" style:column-width="371.25pt"/>
    </style:style>
    <style:style style:name="co6" style:family="table-column">
      <style:table-column-properties fo:break-before="auto" style:column-width="51pt"/>
    </style:style>
    <style:style style:name="ro1" style:family="table-row">
      <style:table-row-properties style:row-height="12.81pt" fo:break-before="auto" style:use-optimal-row-height="true"/>
    </style:style>
    <style:style style:name="ro2" style:family="table-row">
      <style:table-row-properties style:row-height="24.04pt" fo:break-before="auto" style:use-optimal-row-height="true"/>
    </style:style>
    <style:style style:name="ro3" style:family="table-row">
      <style:table-row-properties style:row-height="35.29pt" fo:break-before="auto" style:use-optimal-row-height="true"/>
    </style:style>
    <style:style style:name="ro4" style:family="table-row">
      <style:table-row-properties style:row-height="46.6pt" fo:break-before="auto" style:use-optimal-row-height="true"/>
    </style:style>
    <style:style style:name="ro5" style:family="table-row">
      <style:table-row-properties style:row-height="57.86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46.01pt" fo:break-before="auto" style:use-optimal-row-height="true"/>
    </style:style>
    <style:style style:name="ro8" style:family="table-row">
      <style:table-row-properties style:row-height="35.01pt" fo:break-before="auto" style:use-optimal-row-height="true"/>
    </style:style>
    <style:style style:name="ro9" style:family="table-row">
      <style:table-row-properties style:row-height="13.01pt" fo:break-before="auto" style:use-optimal-row-height="true"/>
    </style:style>
    <style:style style:name="ro10" style:family="table-row">
      <style:table-row-properties style:row-height="12.84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bottom="0.06pt solid #000000" fo:border-left="none" fo:border-right="0.06pt solid #000000" fo:border-top="none"/>
      <style:map style:condition="cell-content()!=0" style:apply-style-name="cf1" style:base-cell-address="Tabelle1.A1"/>
      <style:map style:condition="cell-content()=0" style:apply-style-name="cf3" style:base-cell-address="Tabelle1.A1"/>
    </style:style>
    <style:style style:name="ce2" style:family="table-cell" style:parent-style-name="Default" style:data-style-name="N0">
      <style:table-cell-properties fo:border-bottom="none" fo:border-left="none" fo:border-right="0.06pt solid #000000" fo:border-top="none"/>
      <style:map style:condition="cell-content()!=0" style:apply-style-name="cf1" style:base-cell-address="Tabelle1.A1"/>
      <style:map style:condition="cell-content()=0" style:apply-style-name="cf3" style:base-cell-address="Tabelle1.A1"/>
    </style:style>
    <style:style style:name="ce3" style:family="table-cell" style:parent-style-name="Default" style:data-style-name="N0">
      <style:table-cell-properties fo:border-bottom="0.06pt solid #000000" fo:border-left="none" fo:border-right="none" fo:border-top="none"/>
      <style:map style:condition="cell-content()!=0" style:apply-style-name="cf2" style:base-cell-address="Tabelle1.B1"/>
    </style:style>
    <style:style style:name="ce7" style:family="table-cell" style:parent-style-name="Default">
      <style:map style:condition="cell-content()=0" style:apply-style-name="cf4" style:base-cell-address="Tabelle1.B2"/>
    </style:style>
    <style:style style:name="ce5" style:family="table-cell" style:parent-style-name="Default" style:data-style-name="N0">
      <style:table-cell-properties fo:wrap-option="wrap" style:vertical-align="automatic"/>
      <style:text-properties style:font-name="Liberation Serif" style:font-name-asian="Liberation Serif" style:font-name-complex="Liberation Serif"/>
    </style:style>
    <style:style style:name="ce6" style:family="table-cell" style:parent-style-name="Default" style:data-style-name="N0">
      <style:text-properties style:font-name="Liberation Serif" style:font-name-asian="Liberation Serif" style:font-name-complex="Liberation Serif"/>
    </style:style>
    <style:style style:name="ce12" style:family="table-cell" style:parent-style-name="Default" style:data-style-name="N0"/>
    <style:style style:name="ce15" style:family="table-cell" style:parent-style-name="Default" style:data-style-name="N0">
      <style:table-cell-properties fo:wrap-option="wrap" style:vertical-align="automatic"/>
      <style:text-properties style:font-name="Liberation Serif" style:font-name-asian="Liberation Serif" style:font-name-complex="Liberation Serif"/>
      <style:map style:condition="cell-content()=0" style:apply-style-name="cf4" style:base-cell-address="Tabelle1.B2"/>
    </style:style>
    <style:style style:name="ce16" style:family="table-cell" style:parent-style-name="Default" style:data-style-name="N0">
      <style:text-properties style:font-name="Liberation Serif" style:font-name-asian="Liberation Serif" style:font-name-complex="Liberation Serif"/>
      <style:map style:condition="cell-content()=0" style:apply-style-name="cf4" style:base-cell-address="Tabelle1.B2"/>
    </style:style>
    <style:style style:name="ce17" style:family="table-cell" style:parent-style-name="Default" style:data-style-name="N0">
      <style:map style:condition="cell-content()=0" style:apply-style-name="cf4" style:base-cell-address="Tabelle1.B2"/>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Liberation Sans" style:font-name-complex="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7"/>
        <table:table-column table:style-name="co3" table:default-cell-style-name="ce7"/>
        <table:table-column table:style-name="co4" table:default-cell-style-name="ce7"/>
        <table:table-column table:style-name="co1" table:number-columns-repeated="2" table:default-cell-style-name="ce7"/>
        <table:table-column table:style-name="co5" table:default-cell-style-name="ce7"/>
        <table:table-column table:style-name="co1" table:number-columns-repeated="1016" table:default-cell-style-name="ce7"/>
        <table:table-column table:style-name="co6" table:default-cell-style-name="ce7"/>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ĝ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ĵo</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ŭ Venos!</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1">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1">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lbLang100x</text:p>
          </table:table-cell>
          <table:table-cell office:value-type="string" calcext:value-type="string">
            <text:p>Translation may not be finished or accurate.</text:p>
          </table:table-cell>
          <table:table-cell office:value-type="string" calcext:value-type="string">
            <text:p>Übersetzung ist nicht zwangsweise fertig oder korrekt.</text:p>
          </table:table-cell>
          <table:table-cell office:value-type="string" calcext:value-type="string">
            <text:p>La traduction peut ne pas être terminée ou exacte.</text:p>
          </table:table-cell>
          <table:table-cell table:number-columns-repeated="2"/>
          <table:table-cell office:value-type="string" calcext:value-type="string">
            <text:p>Traduko eble ne estas finita aŭ preciza.</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Geschwindigkeit</text:p>
          </table:table-cell>
          <table:table-cell office:value-type="string" calcext:value-type="string">
            <text:p>Vitesse</text:p>
          </table:table-cell>
          <table:table-cell table:number-columns-repeated="2"/>
          <table:table-cell office:value-type="string" calcext:value-type="string">
            <text:p>Rapido Reĝimo</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länge der Kanten,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al</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2">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2">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2">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2">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ĉiuj viaj iloj</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La Ludo Finiĝis!</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e erzielten Punkte sind</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2">
          <table:table-cell office:value-type="string" calcext:value-type="string">
            <text:p>lexl0</text:p>
          </table:table-cell>
          <table:table-cell table:style-name="ce5" office:value-type="string" calcext:value-type="string">
            <text:p>In Cypher Sweeper you try to uncover the whole field to decipher the recipe for a magic potion.</text:p>
          </table:table-cell>
          <table:table-cell table:style-name="ce5" office:value-type="string" calcext:value-type="string">
            <text:p>In Cypher Sweeper versuchst du das gesamte Feld aufzudecken und damit das Rezept für einen Zaubertrank zu entziffern.</text:p>
          </table:table-cell>
          <table:table-cell table:number-columns-repeated="1021"/>
        </table:table-row>
        <table:table-row table:style-name="ro1">
          <table:table-cell office:value-type="string" calcext:value-type="string">
            <text:p>lexr0</text:p>
          </table:table-cell>
          <table:table-cell table:style-name="ce6" office:value-type="string" calcext:value-type="string">
            <text:p>So as not to lose sanity, the Flamel must be the last field you click on. You lose if you uncover it before all other fields have been cleared or your sanity (see arrow) runs out.</text:p>
          </table:table-cell>
          <table:table-cell table:style-name="ce6" office:value-type="string" calcext:value-type="string">
            <text:p>Um dabei nicht den Verstand zu verlieren, darfst du das Flamel erst zuallerletzt aufdecken. Wenn du es früher aufdeckst, oder wenn deine mentale Gesundheit schwindet verlierst du.</text:p>
          </table:table-cell>
          <table:table-cell table:number-columns-repeated="1021"/>
        </table:table-row>
        <table:table-row table:style-name="ro3">
          <table:table-cell office:value-type="string" calcext:value-type="string">
            <text:p>lexl1</text:p>
          </table:table-cell>
          <table:table-cell table:style-name="ce5"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5" office:value-type="string" calcext:value-type="string">
            <text:p>Selbst bei der schönsten Arbeit kann man mit der Zeit den Verstand verlieren. Immer wenn du Fehler machst, sprich Zutaten aufdeckst, die für dich noch zu hohe Gefahrenlevels haben, verschlechtert sich dein mentaler Zustand.</text:p>
          </table:table-cell>
          <table:table-cell table:number-columns-repeated="1021"/>
        </table:table-row>
        <table:table-row table:style-name="ro4">
          <table:table-cell office:value-type="string" calcext:value-type="string">
            <text:p>lexr1</text:p>
          </table:table-cell>
          <table:table-cell table:style-name="ce6" office:value-type="string" calcext:value-type="string">
            <text:p><text:span text:style-name="T1">Try not to go mad!</text:span></text:p>
            <text:p>The current state of your sanity is shown in this gauge.</text:p>
            <text:p/>
            <text:p><text:span text:style-name="T1">You can drink coffee in order not to completely lose sanity while playing.</text:span></text:p>
          </table:table-cell>
          <table:table-cell table:style-name="ce6" office:value-type="string" calcext:value-type="string">
            <text:p>Versuche nicht überzuschnappen!</text:p>
            <text:p>Dein aktueller mentaler Zustand wird in dieser Anzeige dargestellt.</text:p>
            <text:p/>
            <text:p>Damit du uns beim Spielen nicht komplett die Nerven verlierst, kannst du Kaffee trinken.</text:p>
          </table:table-cell>
          <table:table-cell table:number-columns-repeated="1021"/>
        </table:table-row>
        <table:table-row table:style-name="ro4">
          <table:table-cell office:value-type="string" calcext:value-type="string">
            <text:p>lexl2</text:p>
          </table:table-cell>
          <table:table-cell table:style-name="ce12"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5"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ce12" office:value-type="string" calcext:value-type="string">
            <text:p><text:s/></text:p>
          </table:table-cell>
          <table:table-cell table:style-name="ce12"/>
          <table:table-cell table:number-columns-repeated="1021"/>
        </table:table-row>
        <table:table-row table:style-name="ro4">
          <table:table-cell office:value-type="string" calcext:value-type="string">
            <text:p>lexl3</text:p>
          </table:table-cell>
          <table:table-cell table:style-name="ce15" office:value-type="string" calcext:value-type="string">
            <text:p>Some cells contain ingredients. These ingredients are dangerous, if you aren’t ready for them yet.</text:p>
            <text:p/>
          </table:table-cell>
          <table:table-cell table:style-name="ce5" office:value-type="string" calcext:value-type="string">
            <text:p>In manchen Zellen befinden sich Zutaten. Diese Zutaten sind gefährlich, wenn du noch nicht dafür bereit bist.</text:p>
            <text:p/>
            <text:p/>
          </table:table-cell>
          <table:table-cell table:number-columns-repeated="1021"/>
        </table:table-row>
        <table:table-row table:style-name="ro3">
          <table:table-cell office:value-type="string" calcext:value-type="string">
            <text:p>lexr3</text:p>
          </table:table-cell>
          <table:table-cell table:style-name="ce6" office:value-type="string" calcext:value-type="string">
            <text:p><text:span text:style-name="T1">There are 3 groups of ingredients: Herbs, Shrooms and Salts.</text:span></text:p>
            <text:p/>
            <text:p><text:span text:style-name="T1">Additionally there are 3 levels of danger for each group of ingredients.</text:span></text:p>
          </table:table-cell>
          <table:table-cell table:style-name="ce12" office:value-type="string" calcext:value-type="string">
            <text:p>Zutaten kommen aus 3 Gruppen: Kräuter, Pilze und Salze. Zusätzlich gibt es 3 Gefahrenstufen für jede Zutat.</text:p>
          </table:table-cell>
          <table:table-cell table:number-columns-repeated="1021"/>
        </table:table-row>
        <table:table-row table:style-name="ro3">
          <table:table-cell office:value-type="string" calcext:value-type="string">
            <text:p>lexl4</text:p>
          </table:table-cell>
          <table:table-cell table:style-name="ce15" office:value-type="string" calcext:value-type="string">
            <text:p>Uncovering these ingredients in a focused way, requires certain information which can be obtained from the neighbourhood.</text:p>
          </table:table-cell>
          <table:table-cell table:style-name="ce5" office:value-type="string" calcext:value-type="string">
            <text:p>Diese Zutaten gezielt aufzudecken, benötigt ein gewisses Maß an Information, welche du von der Nachbarschaft bekommst.</text:p>
            <text:p/>
          </table:table-cell>
          <table:table-cell table:number-columns-repeated="1021"/>
        </table:table-row>
        <table:table-row table:style-name="ro4">
          <table:table-cell office:value-type="string" calcext:value-type="string">
            <text:p>lexr4</text:p>
          </table:table-cell>
          <table:table-cell table:style-name="ce6" office:value-type="string" calcext:value-type="string">
            <text:p><text:span text:style-name="T1">If there is at least one ingredient in the neighborhood of a cell,</text:span></text:p>
            <text:p><text:span text:style-name="T1">an indicator is shown and</text:span></text:p>
            <text:p><text:span text:style-name="T1">if it does not have an ingredient itself,</text:span></text:p>
            <text:p><text:span text:style-name="T1">a tip too.</text:span></text:p>
          </table:table-cell>
          <table:table-cell table:style-name="ce6" office:value-type="string" calcext:value-type="string">
            <text:p><text:span text:style-name="T1">Wenn zumindest eine Zutat in der Nachbarschaft von einer Zelle ist,</text:span></text:p>
            <text:p><text:span text:style-name="T1">gibt sie dir einen Indikator und</text:span></text:p>
            <text:p><text:span text:style-name="T1">wenn sie selbst keine Zutat hat,</text:span></text:p>
            <text:p><text:span text:style-name="T1">auch einen Hinweis.</text:span></text:p>
          </table:table-cell>
          <table:table-cell table:number-columns-repeated="1021"/>
        </table:table-row>
        <table:table-row table:style-name="ro5">
          <table:table-cell office:value-type="string" calcext:value-type="string">
            <text:p>lexl5</text:p>
          </table:table-cell>
          <table:table-cell table:style-name="ce5" office:value-type="string" calcext:value-type="string">
            <text:p>Tips show the sum of the levels of all ingredients in adjacent cells.</text:p>
            <text:p/>
            <text:p>Indicators show which types of ingredients there are in the neighborhood.</text:p>
          </table:table-cell>
          <table:table-cell table:style-name="ce5"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1">
          <table:table-cell office:value-type="string" calcext:value-type="string">
            <text:p>lexr5</text:p>
          </table:table-cell>
          <table:table-cell table:style-name="ce6" office:value-type="string" calcext:value-type="string">
            <text:p><text:s/></text:p>
          </table:table-cell>
          <table:table-cell table:style-name="ce6"/>
          <table:table-cell table:number-columns-repeated="1021"/>
        </table:table-row>
        <table:table-row table:style-name="ro3">
          <table:table-cell office:value-type="string" calcext:value-type="string">
            <text:p>lexl6</text:p>
          </table:table-cell>
          <table:table-cell table:style-name="ce15" office:value-type="string" calcext:value-type="string">
            <text:p>To uncover these ingredients safely, you must first gain information about the recipe, by uncovering empty cells or those with lower levelled ingredients of the same type.</text:p>
          </table:table-cell>
          <table:table-cell table:style-name="ce15"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1">
          <table:table-cell office:value-type="string" calcext:value-type="string">
            <text:p>lexr6</text:p>
          </table:table-cell>
          <table:table-cell table:style-name="ce6" office:value-type="string" calcext:value-type="string">
            <text:p>This panel shows you, which levels of each ingredient are safe to uncover:</text:p>
          </table:table-cell>
          <table:table-cell table:style-name="ce6" office:value-type="string" calcext:value-type="string">
            <text:p>Welches Gefahrenlevel an Zutaten gerade sicher aufgedeckt werden kann, siehst du auf diesem Panel:</text:p>
          </table:table-cell>
          <table:table-cell table:number-columns-repeated="1021"/>
        </table:table-row>
        <table:table-row table:style-name="ro3">
          <table:table-cell office:value-type="string" calcext:value-type="string">
            <text:p>lexl7</text:p>
          </table:table-cell>
          <table:table-cell table:style-name="ce15" office:value-type="string" calcext:value-type="string">
            <text:p>You can flag cells with your best guess as to what might be there. Doing this often will get handy in a multitude of ways…</text:p>
          </table:table-cell>
          <table:table-cell table:style-name="ce5" office:value-type="string" calcext:value-type="string">
            <text:p>Mit Rechtsklick kannst du auf der Karte markieren, was du glaubst, das sich unter einem Feld verbirgt. Wer das oft tut merkt sicher bald, dass es sich nicht nur gut auf den Spielstil auswirkt…</text:p>
          </table:table-cell>
          <table:table-cell table:number-columns-repeated="1021"/>
        </table:table-row>
        <table:table-row table:style-name="ro1">
          <table:table-cell office:value-type="string" calcext:value-type="string">
            <text:p>lexr7</text:p>
          </table:table-cell>
          <table:table-cell table:style-name="ce6" office:value-type="string" calcext:value-type="string">
            <text:p>The toolbox contains many useful things, that make your life easier while playing.</text:p>
          </table:table-cell>
          <table:table-cell table:style-name="ce6" office:value-type="string" calcext:value-type="string">
            <text:p>In der Werkzeugkiste findest du viele nützliche Helferlein, die dir während des Spiels das Leben erleichtern.</text:p>
          </table:table-cell>
          <table:table-cell table:number-columns-repeated="1021"/>
        </table:table-row>
        <table:table-row table:style-name="ro3">
          <table:table-cell office:value-type="string" calcext:value-type="string">
            <text:p>lexl8</text:p>
          </table:table-cell>
          <table:table-cell table:style-name="ce15" office:value-type="string" calcext:value-type="string">
            <text:p>Often you will have outmaxed the levels on all ingredients. Then the magnifier is your best friend.</text:p>
          </table:table-cell>
          <table:table-cell table:style-name="ce15" office:value-type="string" calcext:value-type="string">
            <text:p>Oft wird es dir passieren, dass du schon weißt, wo sich das Flamel befindet und du auf allen Zutaten Level drei erreicht hast. Um dir zu ersparen den ganzen Rest einzeln aufzudecken, gibt es die Lupe.</text:p>
          </table:table-cell>
          <table:table-cell table:number-columns-repeated="1021"/>
        </table:table-row>
        <table:table-row table:style-name="ro2">
          <table:table-cell office:value-type="string" calcext:value-type="string">
            <text:p>lexr8</text:p>
          </table:table-cell>
          <table:table-cell table:style-name="ce6" office:value-type="string" calcext:value-type="string">
            <text:p><text:span text:style-name="T1">Recommended for tidying up.</text:span></text:p>
            <text:p><text:span text:style-name="T1">The magnifier has multiple modes: black - inactive, red - active, violett – selective</text:span></text:p>
          </table:table-cell>
          <table:table-cell table:style-name="ce6" office:value-type="string" calcext:value-type="string">
            <text:p><text:span text:style-name="T1">Empfehlenswert für Aufräumarbeiten.</text:span></text:p>
            <text:p><text:span text:style-name="T1">Die Lupe hat unterschiedliche Modi: schwarz - inaktiv, rot - aktiv, violett – selektiv. Linksklick: nehmen/weglegen. Rechtsklick: Modus wechseln.</text:span></text:p>
          </table:table-cell>
          <table:table-cell table:number-columns-repeated="1021"/>
        </table:table-row>
        <table:table-row table:style-name="ro2">
          <table:table-cell office:value-type="string" calcext:value-type="string">
            <text:p>lexl9</text:p>
          </table:table-cell>
          <table:table-cell table:style-name="ce15" office:value-type="string" calcext:value-type="string">
            <text:p>Throw this coin by placing it on the map and pressing it. It will magically jump to an ingredient.</text:p>
          </table:table-cell>
          <table:table-cell table:style-name="ce15" office:value-type="string" calcext:value-type="string">
            <text:p>Wirf diese Münze, indem du sie auf das Spielfeld legst und auf sie drückst. Sie springt dann auf magische Weise zu einer Zutat.</text:p>
          </table:table-cell>
          <table:table-cell table:number-columns-repeated="1021"/>
        </table:table-row>
        <table:table-row table:style-name="ro3">
          <table:table-cell office:value-type="string" calcext:value-type="string">
            <text:p>lexr9</text:p>
          </table:table-cell>
          <table:table-cell table:style-name="ce16" office:value-type="string" calcext:value-type="string">
            <text:p><text:span text:style-name="T1">Excessive use diminishes your score.</text:span></text:p>
            <text:p/>
            <text:p><text:span text:style-name="T1">The coin avoids flagged cells, but can land one one in rare cases.</text:span></text:p>
          </table:table-cell>
          <table:table-cell table:style-name="ce16" office:value-type="string" calcext:value-type="string">
            <text:p><text:span text:style-name="T1">Übermäßige Verwendung reduziert deinen Score.</text:span></text:p>
            <text:p/>
            <text:p><text:span text:style-name="T1">Die Münze meidet markierte Felder, manchmal kann sie aber trotzdem auf einem landen.</text:span></text:p>
          </table:table-cell>
          <table:table-cell table:number-columns-repeated="1021"/>
        </table:table-row>
        <table:table-row table:style-name="ro4">
          <table:table-cell office:value-type="string" calcext:value-type="string">
            <text:p>lexl10</text:p>
          </table:table-cell>
          <table:table-cell table:style-name="ce15" office:value-type="string" calcext:value-type="string">
            <text:p>Modifiers can alter the core game mechanics for a round but also change the score modifier. Most of them make the game harder and give you more points.</text:p>
          </table:table-cell>
          <table:table-cell table:style-name="ce15"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1">
          <table:table-cell office:value-type="string" calcext:value-type="string">
            <text:p>lexr10</text:p>
          </table:table-cell>
          <table:table-cell table:style-name="ce16" office:value-type="string" calcext:value-type="string">
            <text:p>If you are not sure, whether a modifier makes the game easier or harder, just check out the score modifier.</text:p>
          </table:table-cell>
          <table:table-cell table:style-name="ce16"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l11</text:p>
          </table:table-cell>
          <table:table-cell/>
          <table:table-cell table:style-name="ce5"/>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1023"/>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office:value-type="string" calcext:value-type="string">
            <text:p>Score</text:p>
          </table:table-cell>
          <table:table-cell office:value-type="string" calcext:value-type="string">
            <text:p>Erzielte Punkt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7"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ce12" office:value-type="string" calcext:value-type="string">
            <text:p>Level</text:p>
          </table:table-cell>
          <table:table-cell office:value-type="string" calcext:value-type="string">
            <text:p>Level</text:p>
          </table:table-cell>
          <table:table-cell table:number-columns-repeated="1021"/>
        </table:table-row>
        <table:table-row table:style-name="ro1">
          <table:table-cell office:value-type="string" calcext:value-type="string">
            <text:p>lexI7</text:p>
          </table:table-cell>
          <table:table-cell table:style-name="ce12"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
          <table:table-cell office:value-type="string" calcext:value-type="string">
            <text:p>ttModHEK</text:p>
          </table:table-cell>
          <table:table-cell office:value-type="string" calcext:value-type="string">
            <text:p>[b]Hard Earned Knowledge:[/b] Unlocking higher Ingredient Levels is more difficult!</text:p>
          </table:table-cell>
          <table:table-cell office:value-type="string" calcext:value-type="string">
            <text:p>[b]Hart erarbeitetes Wissen:[/b] Höhere Zutatenlevels freizuschalten ist schwerer!</text:p>
          </table:table-cell>
          <table:table-cell table:number-columns-repeated="1021"/>
        </table:table-row>
        <table:table-row table:style-name="ro1">
          <table:table-cell office:value-type="string" calcext:value-type="string">
            <text:p>ttModEC</text:p>
          </table:table-cell>
          <table:table-cell office:value-type="string" calcext:value-type="string">
            <text:p>[b]Extreme Cypher:[/b] All Tricks and Tools will be necessary to have a chance!</text:p>
          </table:table-cell>
          <table:table-cell office:value-type="string" calcext:value-type="string">
            <text:p>[b]Extreme Cypher:[/b] Du wirst alle Werkzeuge benötigen, um Erfolg zu haben!</text:p>
          </table:table-cell>
          <table:table-cell table:number-columns-repeated="1021"/>
        </table:table-row>
        <table:table-row table:style-name="ro1">
          <table:table-cell office:value-type="string" calcext:value-type="string">
            <text:p>ttModDI</text:p>
          </table:table-cell>
          <table:table-cell office:value-type="string" calcext:value-type="string">
            <text:p>[b]Dense Information:[/b] There will be more Ingredients!</text:p>
          </table:table-cell>
          <table:table-cell office:value-type="string" calcext:value-type="string">
            <text:p>[b]Informationsdichte:[/b] Mehr Zutaten!</text:p>
          </table:table-cell>
          <table:table-cell table:number-columns-repeated="1021"/>
        </table:table-row>
        <table:table-row table:style-name="ro1">
          <table:table-cell office:value-type="string" calcext:value-type="string">
            <text:p>ttModLR</text:p>
          </table:table-cell>
          <table:table-cell office:value-type="string" calcext:value-type="string">
            <text:p>[b]Light Reading:[/b] There will be less Ingredients!</text:p>
          </table:table-cell>
          <table:table-cell office:value-type="string" calcext:value-type="string">
            <text:p>[b]Erstleser:[/b] Es gibt weniger Zutaten!</text:p>
          </table:table-cell>
          <table:table-cell table:number-columns-repeated="1021"/>
        </table:table-row>
        <table:table-row table:style-name="ro1">
          <table:table-cell office:value-type="string" calcext:value-type="string">
            <text:p>ttModAA</text:p>
          </table:table-cell>
          <table:table-cell office:value-type="string" calcext:value-type="string">
            <text:p>[b]Advanced Alchemy:[/b] There will be more dangerous Ingredients!</text:p>
          </table:table-cell>
          <table:table-cell office:value-type="string" calcext:value-type="string">
            <text:p>[b]Fortgeschrittene Alchemie:[/b] Gefährlichere Zutaten!</text:p>
          </table:table-cell>
          <table:table-cell table:number-columns-repeated="1021"/>
        </table:table-row>
        <table:table-row table:style-name="ro1">
          <table:table-cell office:value-type="string" calcext:value-type="string">
            <text:p>ttModBA</text:p>
          </table:table-cell>
          <table:table-cell office:value-type="string" calcext:value-type="string">
            <text:p>[b]Alchemy 101:[/b] There will be less dangerouse Ingredients!</text:p>
          </table:table-cell>
          <table:table-cell office:value-type="string" calcext:value-type="string">
            <text:p>[b]Alchemie Intro:[/b] Weniger gefährliche Zutaten!</text:p>
          </table:table-cell>
          <table:table-cell table:number-columns-repeated="1021"/>
        </table:table-row>
        <table:table-row table:style-name="ro1">
          <table:table-cell office:value-type="string" calcext:value-type="string">
            <text:p>ttModDL</text:p>
          </table:table-cell>
          <table:table-cell office:value-type="string" calcext:value-type="string">
            <text:p>[b]Diagonals:[/b] The Neighborhoods will include Diagonals!</text:p>
          </table:table-cell>
          <table:table-cell office:value-type="string" calcext:value-type="string">
            <text:p>[b]Diagonalen:[/b] Diagonale zählen zu Nachbarn dazu!</text:p>
          </table:table-cell>
          <table:table-cell table:number-columns-repeated="1021"/>
        </table:table-row>
        <table:table-row table:style-name="ro1">
          <table:table-cell office:value-type="string" calcext:value-type="string">
            <text:p>ttModBS</text:p>
          </table:table-cell>
          <table:table-cell office:value-type="string" calcext:value-type="string">
            <text:p>[b]Broken Sentences:[/b] The Hints will be off by 1!</text:p>
          </table:table-cell>
          <table:table-cell office:value-type="string" calcext:value-type="string">
            <text:p>[b]Kauderwelsch:[/b] Die Tipps werden um eins daneben liegen!</text:p>
          </table:table-cell>
          <table:table-cell table:number-columns-repeated="1021"/>
        </table:table-row>
        <table:table-row table:style-name="ro1">
          <table:table-cell office:value-type="string" calcext:value-type="string">
            <text:p>ttModOF</text:p>
          </table:table-cell>
          <table:table-cell office:value-type="string" calcext:value-type="string">
            <text:p>[b]Only Flamel:[/b] There will only be Flamels, for a more… traditional Sweeping experience!</text:p>
          </table:table-cell>
          <table:table-cell office:value-type="string" calcext:value-type="string">
            <text:p>[b]Nur Flamels:[/b] Nur Flamels für eine traditionellere Erfahrung!</text:p>
          </table:table-cell>
          <table:table-cell table:number-columns-repeated="1021"/>
        </table:table-row>
        <table:table-row table:style-name="ro1">
          <table:table-cell office:value-type="string" calcext:value-type="string">
            <text:p>ttModHE</text:p>
          </table:table-cell>
          <table:table-cell office:value-type="string" calcext:value-type="string">
            <text:p>[b]Herbs:[/b] When active, there will be Herbs among the Ingredients!</text:p>
          </table:table-cell>
          <table:table-cell office:value-type="string" calcext:value-type="string">
            <text:p>[b]Kräuter:[/b] Wenn aktiviert, werden Kläuter unter den Zutaten sein!</text:p>
          </table:table-cell>
          <table:table-cell table:number-columns-repeated="1021"/>
        </table:table-row>
        <table:table-row table:style-name="ro1">
          <table:table-cell office:value-type="string" calcext:value-type="string">
            <text:p>ttModST</text:p>
          </table:table-cell>
          <table:table-cell office:value-type="string" calcext:value-type="string">
            <text:p>[b]Salts:[/b] When active, there will be Salts among the Ingredients!</text:p>
          </table:table-cell>
          <table:table-cell office:value-type="string" calcext:value-type="string">
            <text:p>[b]Salze:[/b] Wenn aktiviert, werden Salze unter den Zutaten sein!</text:p>
          </table:table-cell>
          <table:table-cell table:number-columns-repeated="1021"/>
        </table:table-row>
        <table:table-row table:style-name="ro1">
          <table:table-cell office:value-type="string" calcext:value-type="string">
            <text:p>ttModFU</text:p>
          </table:table-cell>
          <table:table-cell office:value-type="string" calcext:value-type="string">
            <text:p>[b]Fungi:[/b] When active, there will be Fungi amongus!</text:p>
          </table:table-cell>
          <table:table-cell office:value-type="string" calcext:value-type="string">
            <text:p>[b]Pilze:[/b] Wenn aktiviert, werden Pilze unter den Zutaten sein!</text:p>
          </table:table-cell>
          <table:table-cell table:number-columns-repeated="1021"/>
        </table:table-row>
        <table:table-row table:style-name="ro6">
          <table:table-cell office:value-type="string" calcext:value-type="string">
            <text:p>mTut</text:p>
          </table:table-cell>
          <table:table-cell office:value-type="string" calcext:value-type="string">
            <text:p>Are you new to this Game?</text:p>
            <text:p>If you want a Tutorial, follow the arrows after closing this popup.</text:p>
          </table:table-cell>
          <table:table-cell office:value-type="string" calcext:value-type="string">
            <text:p>Spielst du zum ersten mal?</text:p>
            <text:p>Falls du ein Tutorial willst, folge den Pfeilen nachdem du die Nachricht weggeklickt hast.</text:p>
          </table:table-cell>
          <table:table-cell table:number-columns-repeated="1021"/>
        </table:table-row>
        <table:table-row table:style-name="ro2">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7">
          <table:table-cell office:value-type="string" calcext:value-type="string">
            <text:p>msgTut00</text:p>
          </table:table-cell>
          <table:table-cell office:value-type="string" calcext:value-type="string">
            <text:p>Welcome to the Cypher Sweeper Tutorial!</text:p>
            <text:p>In this level you will learn the absolute basics of the gameplay and how to win a game.</text:p>
            <text:p>A level is a Recipe, wich is encrypted. To win it means to Decypher the Recipe.</text:p>
            <text:p>To start uncover a cell by left clicking it, after closing this message.</text:p>
          </table:table-cell>
          <table:table-cell office:value-type="string" calcext:value-type="string">
            <text:p>Willkommen zum Cypher Sweeper Tutorial! </text:p>
            <text:p>In diesem Level lernst du die Grundlagen und wie man das Spiel gewinnt. </text:p>
            <text:p><text:span text:style-name="T2">Ein Level ist ein Rezept, das verschlüsselt ist. Wenn du gewonnen hast, hast du das Rezept entschlüsselt. </text:span></text:p>
            <text:p>Schließe diese Nachricht und decke ein Feld, per Linksklick auf, um mit der Entschlüsselung des Rezepts zu beginnen.</text:p>
          </table:table-cell>
          <table:table-cell table:number-columns-repeated="1021"/>
        </table:table-row>
        <table:table-row table:style-name="ro6">
          <table:table-cell office:value-type="string" calcext:value-type="string">
            <text:p>msgTut01</text:p>
          </table:table-cell>
          <table:table-cell office:value-type="string" calcext:value-type="string">
            <text:p>As you can see, some cells have numbers in them, they are the sum of the levels of [b]Ingredients[/b] in surrounding cells. Because you learned a bit about the recipe you are decyphering, you are ready for the more dangerous knowledge, or [b]Ingredients[/b] as we'll call them.</text:p>
            <text:p><text:span text:style-name="T2">But be careful not to touch the [b]Flamel[/b] yet, it has a value of 5. For now keep decyphering until the [b]Flamel[/b] is the sole remainder.</text:span></text:p>
          </table:table-cell>
          <table:table-cell office:value-type="string" calcext:value-type="string">
            <text:p>Wie du sehen kannst, stehen in manchen Zellen Zahlen. Diese geben an, wie viele Nachbarzellen [b]Zutaten[/b] enthalten. Da du ein rudimentäres Verständnis über das Rezept hast, kannst aktuell fast alle Zutaten aufdecken.</text:p>
            <text:p><text:span text:style-name="T2">Doch Achtung! Unter den Zutaten versteckt sich etwas Tödliches. Das [b]Flamel[/b]. Es hat den Wert 5. Entziffere nun weiter, bis nur noch das [b]Flamel[/b]</text:span> Übrig bleibt.</text:p>
          </table:table-cell>
          <table:table-cell table:number-columns-repeated="1021"/>
        </table:table-row>
        <table:table-row table:style-name="ro2">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office:value-type="string" calcext:value-type="string">
            <text:p>Nun hast du fast das komplette Wissen über das Rezept. Zum Schluss fehlt dir nur noch das Flamel. Klicke es als letztes an, um das Level zu beenden.</text:p>
            <text:p>Es Funktioniert ähnlich wie die schwarze 8 in Billard.</text:p>
          </table:table-cell>
          <table:table-cell table:number-columns-repeated="1021"/>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office:value-type="string" calcext:value-type="string">
            <text:p>Aua! Wissen, auf das du nicht vorbereitet bist tut weh. Und lässt dich [b]mentale Gesundheit[/b] verlieren. Unten rechts siehst du dafür eine Anzeige. Fürs erste versuche sowas zu umgehen, aber auf lange Sicht brauchst du Kaffee.</text:p>
          </table:table-cell>
          <table:table-cell table:number-columns-repeated="2"/>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2">
          <table:table-cell office:value-type="string" calcext:value-type="string">
            <text:p>lbTutFail</text:p>
          </table:table-cell>
          <table:table-cell office:value-type="string" calcext:value-type="string">
            <text:p>Welp, that wasn’t it, Try Again, …</text:p>
            <text:p>Or don’t, you don’t owe it to anyone.</text:p>
          </table:table-cell>
          <table:table-cell office:value-type="string" calcext:value-type="string">
            <text:p>Das war wohl nix, versuch’s noch mal … </text:p>
            <text:p>Oder nicht, du schuldest es niemandem.</text:p>
          </table:table-cell>
          <table:table-cell table:number-columns-repeated="1021"/>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office:value-type="string" calcext:value-type="string">
            <text:p>Gratulation! </text:p>
            <text:p>Du hast Zutaten verschiedener Level verstanden.</text:p>
            <text:p>Nächstes Thema: Typen!</text:p>
          </table:table-cell>
          <table:table-cell table:number-columns-repeated="1021"/>
        </table:table-row>
        <table:table-row table:style-name="ro2">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 If you find [b]Ingredients[/b] of higher levels, be sure to flag them by [b]Right Clicking[/b]</text:p>
          </table:table-cell>
          <table:table-cell office:value-type="string" calcext:value-type="string">
            <text:p><text:span text:style-name="T2">In diesem Level lernst du höhere [b]Zutatenlevels[/b] kennen. Es gibt hier statt Kräutern diesmal Pilze. Also musst du dich weiterhin nur mit einer Zutat beschäftigen. </text:span></text:p>
            <text:p><text:span text:style-name="T2">Wenn du Zutaten [b]höheren[/b] Levels findest, kannst du sie mit [b]Rechtsklick[/b] markieren. Vorerst darfst du noch gar keine Zutaten aufdecken!</text:span></text:p>
          </table:table-cell>
          <table:table-cell table:number-columns-repeated="1021"/>
        </table:table-row>
        <table:table-row table:style-name="ro8">
          <table:table-cell office:value-type="string" calcext:value-type="string">
            <text:p>msgTut11</text:p>
          </table:table-cell>
          <table:table-cell office:value-type="string" calcext:value-type="string">
            <text:p>Similar to the basics tutorial, you are now able to uncover your first [b]Ingredients[/b].</text:p>
            <text:p>But be wary, now there are more advanced, dangerous [b]Ingredients[/b] in the mix.</text:p>
            <text:p><text:span text:style-name="T2">The numbers in the uncovered cells, the [b]Hints[/b], show the combined level of the [b]Ingredients[/b] in neighboring cells. Keep decyphering until you can uncover the [b]second level[/b].</text:span></text:p>
          </table:table-cell>
          <table:table-cell office:value-type="string" calcext:value-type="string">
            <text:p><text:span text:style-name="T2">Wie du bereits gesehen hast, sind fortgeschrittenere und gefährlichere Zutaten dabei. </text:span></text:p>
            <text:p><text:span text:style-name="T2">Die Zahlen in aufgedeckten Zellen heißen [b]Tipps[/b]. Sie zeigen die [b]Summe[/b] </text:span>der [b]Zutatenlevels[/b] aller Nachbarzellen. </text:p>
            <text:p>Nun bist du bereit Zutaten mit Level 1 aufzudecken. Entziffere nun weiter, bis du genug Wissen gesammelt hast um Zutaten Level 2 aufdecken zu dürfen.</text:p>
          </table:table-cell>
          <table:table-cell table:number-columns-repeated="1021"/>
        </table:table-row>
        <table:table-row table:style-name="ro9">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office:value-type="string" calcext:value-type="string">
            <text:p>Jetzt hast du mehr Wissen gesammelt und kannst Zutaten [b]Level 2[/b] aufdecken. Vielleicht ist dir der schöne Signalton aufgefallen.</text:p>
          </table:table-cell>
          <table:table-cell table:number-columns-repeated="1021"/>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office:value-type="string" calcext:value-type="string">
            <text:p>Fast geschafft! Du kannst alles, bis auf das [b]Flamel[/b] sicher aufdecken. Pass auf, dass es das letzte ist, was du aufdeckst.</text:p>
          </table:table-cell>
          <table:table-cell table:number-columns-repeated="1021"/>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office:value-type="string" calcext:value-type="string">
            <text:p>Gratulation! </text:p>
            <text:p>Du hast die verschiedenen Typen verstanden. </text:p>
            <text:p>Nächstes Thema: Werkzeuge!</text:p>
          </table:table-cell>
          <table:table-cell table:number-columns-repeated="1021"/>
        </table:table-row>
        <table:table-row table:style-name="ro6">
          <table:table-cell office:value-type="string" calcext:value-type="string">
            <text:p>msgTut20</text:p>
          </table:table-cell>
          <table:table-cell office:value-type="string" calcext:value-type="string">
            <text:p>In this level you will learn about the different [b]Types[/b] of [b]Ingredients[/b] that you will encounter from now on.</text:p>
            <text:p>We will also introduce an extra gauge, next to the [b]Sanity Meter[/b], you now find the [b]Knowledge Meter[/b]. It shows you which [b]Ingredients[/b] are safe to uncover.</text:p>
          </table:table-cell>
          <table:table-cell office:value-type="string" calcext:value-type="string">
            <text:p>In diesem Level lernst du die unterschiedlichen [b]Zutatentypen[/b].</text:p>
            <text:p>Zukünftig wirst du alle antreffen. Damit du siehst, was du sicher aufdecken darfst, haben wir eine neue Anzeige hinzugefügt. Du siehst sie unten in der Mitte neben der mentale Gesundheit Anzeige.</text:p>
          </table:table-cell>
          <table:table-cell table:number-columns-repeated="1021"/>
        </table:table-row>
        <table:table-row table:style-name="ro6">
          <table:table-cell office:value-type="string" calcext:value-type="string">
            <text:p>msgTut21</text:p>
          </table:table-cell>
          <table:table-cell office:value-type="string" calcext:value-type="string">
            <text:p>You can now also flag cells if you think you know what they contain, but cannot uncover them safely. Doing so is strictly optimal, as it also helps you to level up a bit faster.</text:p>
            <text:p>You can also move the Recipe around by draging with the middle mouse button or with the WASD keys.</text:p>
          </table:table-cell>
          <table:table-cell office:value-type="string" calcext:value-type="string">
            <text:p>Per [b]Rechtsklick[/b] kannst du nun Zellen markieren, die du noch nicht aufdecken darfst, von denen du aber weißt, was sich in ihnen verbrigt. Diese Spielweise hilft dir auch beim schnelleren Levelaufstieg.</text:p>
            <text:p>Du kannst das Spielfeld auch mit der mittleren Maustaste oder &lt;W&gt; &lt;A&gt; &lt;S&gt; &lt;D&gt; bewegen.</text:p>
          </table:table-cell>
          <table:table-cell table:number-columns-repeated="1021"/>
        </table:table-row>
        <table:table-row table:style-name="ro1">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office:value-type="string" calcext:value-type="string">
            <text:p><text:span text:style-name="T2">Du darfst jetzt </text:span>%s Level 1 aufdecken. Es gibt kleine Symbole in den Zellen, die als [b]Tipps[/b] bezüglich der [b]Zutatentypen[/b] in [b]Nachbarzellen[/b] fungieren. Nutze diese Information um deine mentale Gesundheit zu schonen.</text:p>
          </table:table-cell>
          <table:table-cell table:number-columns-repeated="1021"/>
        </table:table-row>
        <table:table-row table:style-name="ro8">
          <table:table-cell office:value-type="string" calcext:value-type="string">
            <text:p>msgTut23</text:p>
          </table:table-cell>
          <table:table-cell office:value-type="string" calcext:value-type="string">
            <text:p>You are now able to safely uncover the first level of all [b]Types[/b] of [b]Ingredients[/b].</text:p>
            <text:p>The symbols which undoubtedly helped you reach this point will from now on be referred to as [b]Indicators[/b].</text:p>
            <text:p>The [b]Flamel[/b] isn’t indicated though, so be sure to stay vigilant.</text:p>
          </table:table-cell>
          <table:table-cell office:value-type="string" calcext:value-type="string">
            <text:p><text:span text:style-name="T2">Du darfst jetzt alle Zutaten Level 1 </text:span> sicher aufdecken. </text:p>
            <text:p>Die Symbole dir geholfen haben nennen wir [b]Indikatoren[/b]. Das [b]Flamel[/b] aber wird noch nicht angezeigt, also sei auf der Hut!</text:p>
            <text:p>Entziffere das Rezept fertig!</text:p>
          </table:table-cell>
          <table:table-cell table:number-columns-repeated="1021"/>
        </table:table-row>
        <table:table-row table:style-name="ro6">
          <table:table-cell office:value-type="string" calcext:value-type="string">
            <text:p>msgTut24</text:p>
          </table:table-cell>
          <table:table-cell office:value-type="string" calcext:value-type="string">
            <text:p>You almost did it, you can now safely uncover all information in…</text:p>
            <text:p>Wait a second, this feels too familiar… ok, you know the drill, hopefully there is some kind of shortcut, because, unless you stumble upon the [b]Flamel[/b], there is no way to fail anymore.</text:p>
          </table:table-cell>
          <table:table-cell office:value-type="string" calcext:value-type="string">
            <text:p><text:span text:style-name="T2">Fast geschafft! Du kannst alles, bis auf das…</text:span></text:p>
            <text:p><text:span text:style-name="T2">Moment mal! Das scheint irgendwie bekannt...</text:span> hoffentlich gibt es eine Abkürzung. Denn solange du das [b]Flamel[/b] nicht berührst, kann nichts mehr schief gehen.</text:p>
          </table:table-cell>
          <table:table-cell table:number-columns-repeated="1021"/>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office:value-type="string" calcext:value-type="string">
            <text:p>Gratulation! </text:p>
            <text:p>Du hast das Tutorium gemeistert, </text:p>
            <text:p>viel Glück in der Arkade!</text:p>
          </table:table-cell>
          <table:table-cell table:number-columns-repeated="1021"/>
        </table:table-row>
        <table:table-row table:style-name="ro1">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office:value-type="string" calcext:value-type="string">
            <text:p>In diesem Level lernst du [b]Tränke[/b], [b]Kaffee[/b] und [b]Werkzeuge[/b] kennen. Rechts oben findest du das [b]Tränkeregal[/b] (anklicken oder &lt;E&gt; drücken) Werkzeuge findest du unten links in der Werkzeugkiste &lt;Q&gt;.</text:p>
          </table:table-cell>
          <table:table-cell table:number-columns-repeated="1021"/>
        </table:table-row>
        <table:table-row table:style-name="ro1">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office:value-type="string" calcext:value-type="string">
            <text:p>Dieser [b]Trank[/b] gibt dir [b]Schutz[/b]. Das nächste mal, wenn du eine Zelle aufdeckst, die keine aufgedeckten Nachbarn hat, wirst du beschützt. Damit kannst gefahrlos aufdecken und erhältst ein bisschen Wissen.</text:p>
          </table:table-cell>
          <table:table-cell table:number-columns-repeated="1021"/>
        </table:table-row>
        <table:table-row table:style-name="ro1">
          <table:table-cell office:value-type="string" calcext:value-type="string">
            <text:p>msgTut32</text:p>
          </table:table-cell>
          <table:table-cell office:value-type="string" calcext:value-type="string">
            <text:p>This [b]Potion[/b] gave you two free Hints. The next two times you use the [b]Hint Coin[/b] (tool) you won’t have a score reduction, when starting a level you also have one free Hint.</text:p>
          </table:table-cell>
          <table:table-cell office:value-type="string" calcext:value-type="string">
            <text:p>Dieser [b]Trank[/b] gibt dir zwei gratis Tipps. Wenn du die [b]Tippmünze[/b] das nächste mal benutzt, werden dir keine Punkte abgezogen. Du hast auch einen gratis Tipp zu Beginn jeden Levels. Die Tippmünze findest du in der Werkzeugkiste.</text:p>
          </table:table-cell>
          <table:table-cell table:number-columns-repeated="1021"/>
        </table:table-row>
        <table:table-row table:style-name="ro1">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office:value-type="string" calcext:value-type="string">
            <text:p>Du hast eine [b]Kaffeebohne[/b] aufgedeckt. Sammel sie ein! Mit 3 Kaffeebohnen kannst du dir einen Kaffee kochen. Wenn du ihn trinkst, verbessert er deine mentale Gesundheit. Links oben siehst du, was dir dafür noch fehlt.</text:p>
          </table:table-cell>
          <table:table-cell table:number-columns-repeated="1021"/>
        </table:table-row>
        <table:table-row table:style-name="ro1">
          <table:table-cell office:value-type="string" calcext:value-type="string">
            <text:p>msgTut34</text:p>
          </table:table-cell>
          <table:table-cell office:value-type="string" calcext:value-type="string">
            <text:p>You are now able to safely uncover the first level of all [b]Types[/b] of [b]Ingredients[/b]. If you can’t find one, you can use the [b]Hint Coin[/b], it will show you a covered [b]Ingredient[/b] and flag it appropriately, especially useful to find the [b]Flamel[/b] in tricky situations.</text:p>
          </table:table-cell>
          <table:table-cell office:value-type="string" calcext:value-type="string">
            <text:p>Alle [b]Zutatentypen[/b] Level 1 können nun sicher aufgedeckt werden. Wenn du das Rezept nicht weiter entziffern kannst, benutzte die [b]Tippmünze[/b] (im Werkzeugkasten). Sie markiert Zutaten auch gleich korrekt und kann sogar das [b]Flamel[/b] finden.</text:p>
          </table:table-cell>
          <table:table-cell table:number-columns-repeated="1021"/>
        </table:table-row>
        <table:table-row table:style-name="ro2">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office:value-type="string" calcext:value-type="string">
            <text:p><text:span text:style-name="T2">Fast geschafft. Benutze die Lupe um schneller Fertig zu werden. Es ist ein Gefährliches Tool und hat deswegen Sicherheitsmechanismen. Du kannst die Modi per Rechtsklick wechseln</text:span>. </text:p>
            <text:p>Schwarz ist der Leerlauf, dabei deckst du nichts auf. Rot deckt alles auf. Violett deckt nur markierte Felder auf, die du auch aufdecken darfst.</text:p>
          </table:table-cell>
          <table:table-cell table:number-columns-repeated="1021"/>
        </table:table-row>
        <table:table-row table:style-name="ro1">
          <table:table-cell office:value-type="string" calcext:value-type="string">
            <text:p>msgTut36</text:p>
          </table:table-cell>
          <table:table-cell table:number-columns-repeated="1023"/>
        </table:table-row>
        <table:table-row table:style-name="ro1" table:number-rows-repeated="11">
          <table:table-cell table:number-columns-repeated="1024"/>
        </table:table-row>
        <table:table-row table:style-name="ro2">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2">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10" table:number-rows-repeated="1048403">
          <table:table-cell table:number-columns-repeated="1024"/>
        </table:table-row>
        <table:table-row table:style-name="ro10">
          <table:table-cell table:number-columns-repeated="1024"/>
        </table:table-row>
        <calcext:conditional-formats>
          <calcext:conditional-format calcext:target-range-address="Tabelle1.B61:Tabelle1.B61 Tabelle1.B63:Tabelle1.B63 Tabelle1.B67:Tabelle1.C67 Tabelle1.B69:Tabelle1.B69 Tabelle1.B71:Tabelle1.C71 Tabelle1.B73:Tabelle1.C76 Tabelle1.B104:Tabelle1.B104 Tabelle1.B2:Tabelle1.AMJ54 Tabelle1.D55:Tabelle1.AMJ77 Tabelle1.B77:Tabelle1.B77 Tabelle1.B78:Tabelle1.AMJ103 Tabelle1.C104:Tabelle1.AMJ106 Tabelle1.B107:Tabelle1.AMJ1048576">
            <calcext:condition calcext:apply-style-name="cf4" calcext:value="=0" calcext:base-cell-address="Tabelle1.B2"/>
          </calcext:conditional-format>
          <calcext:conditional-format calcext:target-range-address="Tabelle1.A1:Tabelle1.A1048576">
            <calcext:condition calcext:apply-style-name="cf1" calcext:value="!=0" calcext:base-cell-address="Tabelle1.A1"/>
            <calcext:condition calcext:apply-style-name="cf3" calcext:value="=0" calcext:base-cell-address="Tabelle1.A1"/>
          </calcext:conditional-format>
          <calcext:conditional-format calcext:target-range-address="Tabelle1.B1:Tabelle1.AMJ1">
            <calcext:condition calcext:apply-style-name="cf2" calcext:value="!=0" calcext:base-cell-address="Tabelle1.B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5.43pt"/>
      <style:text-properties style:font-name="Liberation Sans" fo:language="de" fo:country="DE"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color="#000000"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data-style-name="N0">
      <style:table-cell-properties fo:background-color="#5eb91e" style:vertical-align="automatic"/>
    </style:style>
    <style:style style:name="Unbenannt2" style:family="table-cell" style:parent-style-name="Default" style:data-style-name="N0">
      <style:table-cell-properties fo:background-color="#b4c7dc" style:vertical-align="automatic"/>
    </style:style>
    <style:style style:name="cf1" style:family="table-cell" style:parent-style-name="Default">
      <style:table-cell-properties fo:background-color="#5eb91e"/>
    </style:style>
    <style:style style:name="cf2" style:family="table-cell" style:parent-style-name="Default">
      <style:table-cell-properties fo:background-color="#b4c7dc"/>
    </style:style>
    <style:style style:name="cf3" style:family="table-cell" style:parent-style-name="Default">
      <style:text-properties fo:color="#000000" fo:font-weight="bold" style:font-weight-asian="bold" style:font-weight-complex="bold"/>
    </style:style>
    <style:style style:name="cf4" style:family="table-cell" style:parent-style-name="Default">
      <style:table-cell-properties fo:background-color="#ffcccc"/>
      <style:text-properties fo:color="#cc0000"/>
    </style:style>
    <draw:marker draw:name="Linienspitzen_20_1" draw:display-name="Linienspitzen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meta:creation-date>2024-08-28T13:22:31Z</meta:creation-date>
    <dc:date>2025-01-14T13:08:40.649000000</dc:date>
    <meta:editing-cycles>129</meta:editing-cycles>
    <meta:editing-duration>PT9H34M47S</meta:editing-duration>
    <meta:document-statistic meta:table-count="1" meta:cell-count="501" meta:object-count="0"/>
  </office:meta>
</office:document-meta>
</file>